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295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106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01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81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598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03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459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366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65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9.24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163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235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21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751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25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33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315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06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341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421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176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25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755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587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734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5.5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2.16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0.585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3.354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632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8.942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253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234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036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7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9.01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9.344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142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9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9.505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705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767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493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519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4.201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5pt" style:font-size-asian="15pt" style:font-size-complex="15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start"/>
      <style:text-properties fo:font-size="14pt" fo:font-weight="bold" style:font-size-asian="14pt" style:font-size-complex="14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 style:writing-mode="lr-tb"/>
      <style:text-properties fo:font-size="12pt" fo:font-weight="normal"/>
    </style:style>
    <style:style style:name="P8" style:family="paragraph">
      <loext:graphic-properties draw:fill="none"/>
      <style:paragraph-properties fo:text-align="start"/>
      <style:text-properties fo:font-size="12pt" fo:font-weight="normal" style:font-size-asian="11pt" style:font-size-complex="11pt"/>
    </style:style>
    <style:style style:name="P9" style:family="paragraph">
      <loext:graphic-properties draw:fill="none"/>
      <style:text-properties fo:font-size="11pt" style:font-size-asian="11pt" style:font-size-complex="11pt"/>
    </style:style>
    <style:style style:name="P10" style:family="paragraph">
      <style:paragraph-properties fo:text-align="start" style:writing-mode="lr-tb"/>
      <style:text-properties fo:font-size="12pt"/>
    </style:style>
    <style:style style:name="P11" style:family="paragraph">
      <loext:graphic-properties draw:fill="none"/>
      <style:paragraph-properties fo:text-align="start"/>
      <style:text-properties fo:font-size="12pt" style:font-size-asian="11pt" style:font-size-complex="11pt"/>
    </style:style>
    <style:style style:name="P12" style:family="paragraph">
      <style:paragraph-properties fo:text-align="start" style:writing-mode="lr-tb"/>
      <style:text-properties fo:font-weight="bold"/>
    </style:style>
    <style:style style:name="P13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14" style:family="paragraph">
      <style:paragraph-properties fo:text-align="start" style:writing-mode="lr-tb"/>
      <style:text-properties fo:font-weight="bold" style:font-weight-asian="bold" style:font-weight-complex="bold"/>
    </style:style>
    <style:style style:name="P15" style:family="paragraph">
      <loext:graphic-properties draw:fill="none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loext:opacity="100%" style:font-name="Helvetica" fo:font-size="15pt" fo:font-weight="normal" style:font-name-asian="Helvetica" style:font-size-asian="15pt" style:font-weight-asian="normal" style:font-name-complex="Helvetica" style:font-size-complex="15pt" style:font-weight-complex="normal"/>
    </style:style>
    <style:style style:name="T2" style:family="text">
      <style:text-properties fo:color="#000000" loext:opacity="100%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3" style:family="text">
      <style:text-properties fo:color="#000000" loext:opacity="100%" style:font-name="Helvetica" fo:font-size="14pt" fo:font-weight="bold" style:font-name-asian="Helvetica" style:font-size-asian="14pt" style:font-weight-asian="normal" style:font-name-complex="Helvetica" style:font-size-complex="14pt" style:font-weight-complex="normal"/>
    </style:style>
    <style:style style:name="T4" style:family="text">
      <style:text-properties fo:color="#000000" loext:opacity="100%" style:font-name="Helvetica" style:font-name-asian="Helvetica" style:font-size-asian="11pt" style:font-weight-asian="normal" style:font-name-complex="Helvetica" style:font-size-complex="11pt" style:font-weight-complex="normal"/>
    </style:style>
    <style:style style:name="T5" style:family="text">
      <style:text-properties fo:color="#000000" loext:opacity="100%" style:font-name="Helvetica" fo:font-size="11pt" fo:font-weight="normal" style:font-name-asian="Helvetica" style:font-size-asian="11pt" style:font-weight-asian="normal" style:font-name-complex="Helvetica" style:font-size-complex="11pt" style:font-weight-complex="normal"/>
    </style:style>
    <style:style style:name="T6" style:family="text">
      <style:text-properties fo:color="#000000" loext:opacity="100%" style:font-name="Helvetica" fo:font-weight="normal" style:font-name-asian="Helvetica" style:font-size-asian="11pt" style:font-weight-asian="normal" style:font-name-complex="Helvetica" style:font-size-complex="11pt" style:font-weight-complex="normal"/>
    </style:style>
    <style:style style:name="T7" style:family="text">
      <style:text-properties fo:color="#000000" loext:opacity="100%" style:font-name="Helvetica" fo:font-size="14pt" style:font-name-asian="Helvetica" style:font-size-asian="14pt" style:font-weight-asian="normal" style:font-name-complex="Helvetica" style:font-size-complex="14pt" style:font-weight-complex="normal"/>
    </style:style>
    <style:style style:name="T8" style:family="text">
      <style:text-properties fo:color="#000000" loext:opacity="100%" style:font-name="Helvetica" fo:font-weight="normal" style:font-name-asian="Helvetica" style:font-size-asian="12pt" style:font-weight-asian="normal" style:font-name-complex="Helvetica" style:font-size-complex="12pt" style:font-weight-complex="normal"/>
    </style:style>
    <style:style style:name="T9" style:family="text">
      <style:text-properties fo:color="#000000" loext:opacity="100%" style:font-name="Helvetica" fo:font-size="14pt" style:font-name-asian="Helvetica" style:font-size-asian="14pt" style:font-name-complex="Helvetica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295cm" svg:height="0.53cm" svg:x="7.555cm" svg:y="1.17cm">
          <draw:text-box>
            <text:p text:style-name="P1"><text:span text:style-name="T1">H</text:span><text:span text:style-name="T1">e</text:span><text:span text:style-name="T1">n</text:span><text:span text:style-name="T1">r</text:span><text:span text:style-name="T1">u </text:span><text:span text:style-name="T1">O</text:span><text:span text:style-name="T1">li</text:span><text:span text:style-name="T1">v</text:span><text:span text:style-name="T1">i</text:span><text:span text:style-name="T1">e</text:span><text:span text:style-name="T1">r </text:span><text:span text:style-name="T1">- </text:span><text:span text:style-name="T1">C</text:span><text:span text:style-name="T1">V</text:span></text:p>
          </draw:text-box>
        </draw:frame>
        <draw:frame draw:style-name="gr2" draw:text-style-name="P3" draw:layer="layout" svg:width="7.106cm" svg:height="0.424cm" svg:x="1.1cm" svg:y="1.819cm">
          <draw:text-box>
            <text:p text:style-name="P1"><text:span text:style-name="T2">Location: </text:span><text:span text:style-name="T2">Potchefst</text:span><text:span text:style-name="T2">room, </text:span><text:span text:style-name="T2">South </text:span><text:span text:style-name="T2">Africa</text:span></text:p>
          </draw:text-box>
        </draw:frame>
        <draw:frame draw:style-name="gr3" draw:text-style-name="P3" draw:layer="layout" svg:width="7.017cm" svg:height="0.424cm" svg:x="1.1cm" svg:y="2.419cm">
          <draw:text-box>
            <text:p text:style-name="P1"><text:span text:style-name="T2">Email: </text:span><text:span text:style-name="T2">henrupetrusolivier@gmail.com</text:span></text:p>
          </draw:text-box>
        </draw:frame>
        <draw:frame draw:style-name="gr4" draw:text-style-name="P3" draw:layer="layout" svg:width="3.812cm" svg:height="0.424cm" svg:x="1.1cm" svg:y="3.018cm">
          <draw:text-box>
            <text:p text:style-name="P1"><text:span text:style-name="T2">Phone: </text:span><text:span text:style-name="T2">082828972</text:span><text:span text:style-name="T2">3</text:span></text:p>
          </draw:text-box>
        </draw:frame>
        <draw:frame draw:style-name="gr5" draw:text-style-name="P3" draw:layer="layout" svg:width="7.08cm" svg:height="0.424cm" svg:x="1.1cm" svg:y="3.619cm">
          <draw:text-box>
            <text:p text:style-name="P4"><text:span text:style-name="T2">LinkedIn: </text:span><text:span text:style-name="T2">linkedin.com/in/he</text:span><text:span text:style-name="T2">nru-olivier</text:span></text:p>
          </draw:text-box>
        </draw:frame>
        <draw:frame draw:style-name="gr6" draw:text-style-name="P3" draw:layer="layout" svg:width="6.094cm" svg:height="0.424cm" svg:x="1.1cm" svg:y="4.219cm">
          <draw:text-box>
            <text:p text:style-name="P4"><text:span text:style-name="T2">GitHub: github.com/HenruOlivier</text:span></text:p>
          </draw:text-box>
        </draw:frame>
        <draw:frame draw:style-name="gr7" draw:text-style-name="P3" draw:layer="layout" svg:width="5.459cm" svg:height="0.424cm" svg:x="1.1cm" svg:y="4.818cm">
          <draw:text-box>
            <text:p text:style-name="P1"><text:span text:style-name="T2">Website: henrudev.com</text:span></text:p>
          </draw:text-box>
        </draw:frame>
        <draw:frame draw:style-name="gr8" draw:text-style-name="P5" draw:layer="layout" svg:width="5.366cm" svg:height="0.496cm" svg:x="1.1cm" svg:y="5.688cm">
          <draw:text-box>
            <text:p text:style-name="P1"><text:span text:style-name="T3">Professional Summary</text:span></text:p>
          </draw:text-box>
        </draw:frame>
        <draw:frame draw:style-name="gr9" draw:text-style-name="P3" draw:layer="layout" svg:width="18.658cm" svg:height="0.424cm" svg:x="1.1cm" svg:y="6.318cm">
          <draw:text-box>
            <text:p text:style-name="P1"><text:span text:style-name="T2">Dynamic and detail-oriented Full Stack Web Developer with over 2 </text:span><text:span text:style-name="T2">years of professional experience</text:span></text:p>
          </draw:text-box>
        </draw:frame>
        <draw:frame draw:style-name="gr10" draw:text-style-name="P3" draw:layer="layout" svg:width="19.247cm" svg:height="0.424cm" svg:x="1.1cm" svg:y="6.819cm">
          <draw:text-box>
            <text:p text:style-name="P1"><text:span text:style-name="T2">in <text:s/></text:span><text:span text:style-name="T2">designing, <text:s/></text:span><text:span text:style-name="T2">developing</text:span><text:span text:style-name="T2">, <text:s/>and <text:s/></text:span><text:span text:style-name="T2">managing <text:s/></text:span><text:span text:style-name="T2">complex <text:s/></text:span><text:span text:style-name="T2">web <text:s/></text:span><text:span text:style-name="T2">application</text:span><text:span text:style-name="T2">s <text:s/>and <text:s/></text:span><text:span text:style-name="T2">solutions. <text:s/></text:span><text:span text:style-name="T2">Specializin</text:span><text:span text:style-name="T2">g</text:span></text:p>
          </draw:text-box>
        </draw:frame>
        <draw:frame draw:style-name="gr11" draw:text-style-name="P3" draw:layer="layout" svg:width="18.633cm" svg:height="0.424cm" svg:x="1.1cm" svg:y="7.318cm">
          <draw:text-box>
            <text:p text:style-name="P1"><text:span text:style-name="T2">In Angular, Node.js, Express, and MongoDB, with a </text:span><text:span text:style-name="T2">strong foundation in microservices architecture,</text:span></text:p>
          </draw:text-box>
        </draw:frame>
        <draw:frame draw:style-name="gr12" draw:text-style-name="P3" draw:layer="layout" svg:width="18.235cm" svg:height="0.424cm" svg:x="1.1cm" svg:y="7.818cm">
          <draw:text-box>
            <text:p text:style-name="P1"><text:span text:style-name="T2">Docker, and real-time data processing. Additionally, I possess a robust foundational knowledge </text:span><text:span text:style-name="T2">in</text:span></text:p>
          </draw:text-box>
        </draw:frame>
        <draw:frame draw:style-name="gr9" draw:text-style-name="P3" draw:layer="layout" svg:width="18.658cm" svg:height="0.424cm" svg:x="1.1cm" svg:y="8.319cm">
          <draw:text-box>
            <text:p text:style-name="P1"><text:span text:style-name="T2">various IT domains including Delphi, database management, and network systems, which were </text:span><text:span text:style-name="T2">part</text:span></text:p>
          </draw:text-box>
        </draw:frame>
        <draw:frame draw:style-name="gr13" draw:text-style-name="P3" draw:layer="layout" svg:width="18.21cm" svg:height="0.424cm" svg:x="1.1cm" svg:y="8.818cm">
          <draw:text-box>
            <text:p text:style-name="P1"><text:span text:style-name="T2">of my early education and have shaped my comprehensive understanding of IT infrastructure. </text:span><text:span text:style-name="T2">My</text:span></text:p>
          </draw:text-box>
        </draw:frame>
        <draw:frame draw:style-name="gr14" draw:text-style-name="P3" draw:layer="layout" svg:width="18.751cm" svg:height="0.424cm" svg:x="1.1cm" svg:y="9.319cm">
          <draw:text-box>
            <text:p text:style-name="P1"><text:span text:style-name="T2">programming skills were further </text:span><text:span text:style-name="T2">enhanced through self-study in Python </text:span><text:span text:style-name="T2">during my high school years,</text:span></text:p>
          </draw:text-box>
        </draw:frame>
        <draw:frame draw:style-name="gr15" draw:text-style-name="P3" draw:layer="layout" svg:width="18.256cm" svg:height="0.424cm" svg:x="1.1cm" svg:y="9.819cm">
          <draw:text-box>
            <text:p text:style-name="P1"><text:span text:style-name="T2">providing me with a versatile skill set that </text:span><text:span text:style-name="T2">supports my specialization in modern web </text:span><text:span text:style-name="T2">technologies.</text:span></text:p>
          </draw:text-box>
        </draw:frame>
        <draw:frame draw:style-name="gr16" draw:text-style-name="P5" draw:layer="layout" svg:width="2.339cm" svg:height="0.496cm" svg:x="1.1cm" svg:y="10.688cm">
          <draw:text-box>
            <text:p text:style-name="P1"><text:span text:style-name="T3">Key </text:span><text:span text:style-name="T3">Skills</text:span></text:p>
          </draw:text-box>
        </draw:frame>
        <draw:frame draw:style-name="gr17" draw:text-style-name="P3" draw:layer="layout" svg:width="14.315cm" svg:height="0.424cm" svg:x="1.1cm" svg:y="11.318cm">
          <draw:text-box>
            <text:p text:style-name="P1"><text:span text:style-name="T2">Languages: JavaScript </text:span><text:span text:style-name="T2">(including ES6+), HTML5, </text:span><text:span text:style-name="T2">CSS3, TypeScript, Python</text:span></text:p>
          </draw:text-box>
        </draw:frame>
        <draw:frame draw:style-name="gr18" draw:text-style-name="P3" draw:layer="layout" svg:width="12.067cm" svg:height="0.424cm" svg:x="1.1cm" svg:y="11.819cm">
          <draw:text-box>
            <text:p text:style-name="P1"><text:span text:style-name="T2">Frameworks/Libraries: Angular, Node.js, </text:span><text:span text:style-name="T2">Express, React, Next.js</text:span></text:p>
          </draw:text-box>
        </draw:frame>
        <draw:frame draw:style-name="gr19" draw:text-style-name="P3" draw:layer="layout" svg:width="9.341cm" svg:height="0.424cm" svg:x="1.1cm" svg:y="12.319cm">
          <draw:text-box>
            <text:p text:style-name="P1"><text:span text:style-name="T2">Databases: MongoDB, Redis, InfluxDB, CouchDB</text:span></text:p>
          </draw:text-box>
        </draw:frame>
        <draw:frame draw:style-name="gr20" draw:text-style-name="P3" draw:layer="layout" svg:width="18.421cm" svg:height="0.424cm" svg:x="1.1cm" svg:y="12.818cm">
          <draw:text-box>
            <text:p text:style-name="P1"><text:span text:style-name="T2">Tools &amp; Technologies: Docker, </text:span><text:span text:style-name="T2">RabbitMQ, Firebase, Git, SSH, </text:span><text:span text:style-name="T2">Grafana, Redis, Ansible, </text:span><text:span text:style-name="T2">Cloudflare</text:span></text:p>
          </draw:text-box>
        </draw:frame>
        <draw:frame draw:style-name="gr21" draw:text-style-name="P3" draw:layer="layout" svg:width="9.176cm" svg:height="0.424cm" svg:x="1.1cm" svg:y="13.319cm">
          <draw:text-box>
            <text:p text:style-name="P1"><text:span text:style-name="T2">APIs: RESTful APIs, Stripe Payments Integration</text:span></text:p>
          </draw:text-box>
        </draw:frame>
        <draw:frame draw:style-name="gr22" draw:text-style-name="P3" draw:layer="layout" svg:width="6.259cm" svg:height="0.424cm" svg:x="1.1cm" svg:y="13.818cm">
          <draw:text-box>
            <text:p text:style-name="P1"><text:span text:style-name="T2">Architecture: Microservices, MVC</text:span></text:p>
          </draw:text-box>
        </draw:frame>
        <draw:frame draw:style-name="gr23" draw:text-style-name="P6" draw:layer="layout" svg:width="0.002cm" svg:height="0.937cm" svg:x="1.35cm" svg:y="14.45cm">
          <draw:text-box>
            <text:p/>
          </draw:text-box>
        </draw:frame>
        <draw:frame draw:style-name="gr24" draw:text-style-name="P5" draw:layer="layout" svg:width="5.755cm" svg:height="0.496cm" svg:x="1.1cm" svg:y="14.7cm">
          <draw:text-box>
            <text:p text:style-name="P1"><text:span text:style-name="T3">Professional Experience</text:span></text:p>
          </draw:text-box>
        </draw:frame>
        <draw:frame draw:style-name="gr25" draw:text-style-name="P8" draw:layer="layout" svg:width="4.989cm" svg:height="0.424cm" svg:x="1.1cm" svg:y="15.25cm">
          <draw:text-box>
            <text:p text:style-name="P7"><text:span text:style-name="T4">Junior Software Developer</text:span></text:p>
          </draw:text-box>
        </draw:frame>
        <draw:frame draw:style-name="gr26" draw:text-style-name="P9" draw:layer="layout" svg:width="6.839cm" svg:height="0.391cm" svg:x="1.116cm" svg:y="15.75cm">
          <draw:text-box>
            <text:p text:style-name="P1"><text:span text:style-name="T5">SUPA SOLUTION, June 2022 - Current</text:span></text:p>
          </draw:text-box>
        </draw:frame>
        <draw:frame draw:style-name="gr27" draw:text-style-name="P11" draw:layer="layout" svg:width="16.846cm" svg:height="0.424cm" svg:x="1.3cm" svg:y="16.35cm">
          <draw:text-box>
            <text:p text:style-name="P10"><text:span text:style-name="T6">- Developed and maintained a CMS </text:span><text:span text:style-name="T6">admin page and client shop for an e-</text:span><text:span text:style-name="T6">commerce store.</text:span></text:p>
          </draw:text-box>
        </draw:frame>
        <draw:frame draw:style-name="gr28" draw:text-style-name="P11" draw:layer="layout" svg:width="13.223cm" svg:height="0.424cm" svg:x="1.286cm" svg:y="16.809cm">
          <draw:text-box>
            <text:p text:style-name="P10"><text:span text:style-name="T6">- Contributed to the design and implementation of a component library.</text:span></text:p>
          </draw:text-box>
        </draw:frame>
        <draw:frame draw:style-name="gr29" draw:text-style-name="P11" draw:layer="layout" svg:width="11.504cm" svg:height="0.424cm" svg:x="1.301cm" svg:y="17.256cm">
          <draw:text-box>
            <text:p text:style-name="P10"><text:span text:style-name="T6">- Managed end-to-end </text:span><text:span text:style-name="T6">integration of Stripe payment </text:span><text:span text:style-name="T6">systems.</text:span></text:p>
          </draw:text-box>
        </draw:frame>
        <draw:frame draw:style-name="gr30" draw:text-style-name="P11" draw:layer="layout" svg:width="14.514cm" svg:height="0.424cm" svg:x="1.3cm" svg:y="18.15cm">
          <draw:text-box>
            <text:p text:style-name="P10"><text:span text:style-name="T6">- Employed microservices architecture to enhance application modularization.</text:span></text:p>
          </draw:text-box>
        </draw:frame>
        <draw:frame draw:style-name="gr31" draw:text-style-name="P11" draw:layer="layout" svg:width="15.902cm" svg:height="0.424cm" svg:x="1.3cm" svg:y="18.609cm">
          <draw:text-box>
            <text:p text:style-name="P10"><text:span text:style-name="T6">- Implemented real-time data communication using LoRa protocols and WebSockets.</text:span></text:p>
          </draw:text-box>
        </draw:frame>
        <draw:frame draw:style-name="gr32" draw:text-style-name="P11" draw:layer="layout" svg:width="18.942cm" svg:height="0.424cm" svg:x="1.3cm" svg:y="19cm">
          <draw:text-box>
            <text:p text:style-name="P10"><text:span text:style-name="T6">- Deployment of projects on remote servers, ensuring streamlined deployment processes</text:span></text:p>
          </draw:text-box>
        </draw:frame>
        <draw:frame draw:style-name="gr33" draw:text-style-name="P5" draw:layer="layout" svg:width="2.394cm" svg:height="0.496cm" svg:x="1.097cm" svg:y="19.654cm">
          <draw:text-box>
            <text:p text:style-name="P12"><text:span text:style-name="T7">Education</text:span></text:p>
          </draw:text-box>
        </draw:frame>
        <draw:frame draw:style-name="gr34" draw:text-style-name="P3" draw:layer="layout" svg:width="10.234cm" svg:height="0.424cm" svg:x="1.1cm" svg:y="20.226cm">
          <draw:text-box>
            <text:p text:style-name="P1"><text:span text:style-name="T2">High School Diploma, Major in Information Technology</text:span></text:p>
          </draw:text-box>
        </draw:frame>
        <draw:frame draw:style-name="gr35" draw:text-style-name="P3" draw:layer="layout" svg:width="9.036cm" svg:height="0.424cm" svg:x="1.1cm" svg:y="20.726cm">
          <draw:text-box>
            <text:p text:style-name="P1"><text:span text:style-name="T2">Klerksdorp Highschool, Klerksdorp, South Africa</text:span></text:p>
          </draw:text-box>
        </draw:frame>
        <draw:frame draw:style-name="gr4" draw:text-style-name="P3" draw:layer="layout" svg:width="3.812cm" svg:height="0.424cm" svg:x="1.1cm" svg:y="21.226cm">
          <draw:text-box>
            <text:p text:style-name="P1"><text:span text:style-name="T2">Matriculated in 2021</text:span></text:p>
          </draw:text-box>
        </draw:frame>
        <draw:frame draw:style-name="gr36" draw:text-style-name="P13" draw:layer="layout" svg:width="18.75cm" svg:height="0.424cm" svg:x="1.1cm" svg:y="21.9cm">
          <draw:text-box>
            <text:p text:style-name="P10"><text:span text:style-name="T8">During my high school </text:span><text:span text:style-name="T6">years</text:span><text:span text:style-name="T8">, I </text:span><text:span text:style-name="T8">developed a strong foundation </text:span><text:span text:style-name="T8">in various IT domains, including</text:span></text:p>
          </draw:text-box>
        </draw:frame>
        <draw:frame draw:style-name="gr37" draw:text-style-name="P13" draw:layer="layout" svg:width="19.01cm" svg:height="0.424cm" svg:x="1.1cm" svg:y="22.4cm">
          <draw:text-box>
            <text:p text:style-name="P10"><text:span text:style-name="T2">programming, database </text:span><text:span text:style-name="T2">management, and </text:span><text:span text:style-name="T2">network systems. My </text:span><text:span text:style-name="T2">coursework included </text:span><text:span text:style-name="T2">extensive</text:span></text:p>
          </draw:text-box>
        </draw:frame>
        <draw:frame draw:style-name="gr38" draw:text-style-name="P13" draw:layer="layout" svg:width="19.344cm" svg:height="0.424cm" svg:x="1.1cm" svg:y="22.95cm">
          <draw:text-box>
            <text:p text:style-name="P10"><text:span text:style-name="T2">hands-on projects using Delphi, fostering a deep understanding of software development and IT</text:span></text:p>
          </draw:text-box>
        </draw:frame>
        <draw:frame draw:style-name="gr39" draw:text-style-name="P13" draw:layer="layout" svg:width="18.142cm" svg:height="0.424cm" svg:x="1.1cm" svg:y="23.476cm">
          <draw:text-box>
            <text:p text:style-name="P10"><text:span text:style-name="T2">infrastructure. </text:span><text:span text:style-name="T2">My interest in </text:span><text:span text:style-name="T2">technology was </text:span><text:span text:style-name="T2">further </text:span><text:span text:style-name="T2">enhanced by </text:span><text:span text:style-name="T2">self-study in </text:span><text:span text:style-name="T2">Python, setting </text:span><text:span text:style-name="T2">the</text:span></text:p>
          </draw:text-box>
        </draw:frame>
        <draw:frame draw:style-name="gr40" draw:text-style-name="P15" draw:layer="layout" svg:width="9cm" svg:height="0.496cm" svg:x="1.1cm" svg:y="24.65cm">
          <draw:text-box>
            <text:p text:style-name="P14"><text:span text:style-name="T9">Continuing Professional Development</text:span></text:p>
          </draw:text-box>
        </draw:frame>
        <draw:frame draw:style-name="gr41" draw:text-style-name="P13" draw:layer="layout" svg:width="19.505cm" svg:height="0.424cm" svg:x="1.095cm" svg:y="25.226cm">
          <draw:text-box>
            <text:p text:style-name="P10"><text:span text:style-name="T8">Starting in 2022, I embraced the opportunity to work as a Junior Software Developer, opting for</text:span></text:p>
          </draw:text-box>
        </draw:frame>
        <draw:frame draw:style-name="gr42" draw:text-style-name="P13" draw:layer="layout" svg:width="18.705cm" svg:height="0.424cm" svg:x="1.1cm" svg:y="25.776cm">
          <draw:text-box>
            <text:p text:style-name="P10"><text:span text:style-name="T2">practical, real-world experience over traditional university education. During this time, I have actively</text:span></text:p>
          </draw:text-box>
        </draw:frame>
        <draw:frame draw:style-name="gr43" draw:text-style-name="P13" draw:layer="layout" svg:width="18.942cm" svg:height="0.424cm" svg:x="1.1cm" svg:y="26.276cm">
          <draw:text-box>
            <text:p text:style-name="P10"><text:span text:style-name="T2">engaged in self-study through platforms like Udemy, enhancing my skills in modern web technologies</text:span></text:p>
          </draw:text-box>
        </draw:frame>
        <draw:frame draw:style-name="gr44" draw:text-style-name="P13" draw:layer="layout" svg:width="18.493cm" svg:height="0.424cm" svg:x="1.1cm" svg:y="26.826cm">
          <draw:text-box>
            <text:p text:style-name="P10"><text:span text:style-name="T2">under the mentorship of senior developers. This practical experience has been instrumental in</text:span></text:p>
          </draw:text-box>
        </draw:frame>
        <draw:frame draw:style-name="gr45" draw:text-style-name="P13" draw:layer="layout" svg:width="19.221cm" svg:height="0.424cm" svg:x="1.1cm" svg:y="27.326cm">
          <draw:text-box>
            <text:p text:style-name="P10"><text:span text:style-name="T2">advancing my expertise and ability to handle complex projects in a dynamic development environment.</text:span></text:p>
          </draw:text-box>
        </draw:frame>
        <draw:frame draw:style-name="gr46" draw:text-style-name="P11" draw:layer="layout" svg:width="15.433cm" svg:height="0.424cm" svg:x="1.3cm" svg:y="17.7cm">
          <draw:text-box>
            <text:p text:style-name="P10"><text:span text:style-name="T6">- Utilized Docker for containerization and RabbitMQ for handling message queues.</text:span></text:p>
          </draw:text-box>
        </draw:frame>
        <draw:frame draw:style-name="gr39" draw:text-style-name="P13" draw:layer="layout" svg:width="18.142cm" svg:height="0.424cm" svg:x="1.1cm" svg:y="23.976cm">
          <draw:text-box>
            <text:p text:style-name="P10"><text:span text:style-name="T2">stage for my career in web development.</text:span></text:p>
          </draw:text-box>
        </draw:frame>
        <draw:frame draw:style-name="gr45" draw:text-style-name="P13" draw:layer="layout" svg:width="18.519cm" svg:height="0.424cm" svg:x="1.15cm" svg:y="28.15cm">
          <draw:text-box>
            <text:p text:style-name="P10"><text:span text:style-name="T2">Feel free to visit my portfolio website for a deeper dive into projects and technologies use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1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7T22:12:27.871839274</dc:date>
    <meta:editing-duration>PT3H58M49S</meta:editing-duration>
    <meta:editing-cycles>3</meta:editing-cycles>
    <meta:generator>LibreOffice/24.2.2.2$Linux_X86_64 LibreOffice_project/420$Build-2</meta:generator>
    <meta:document-statistic meta:object-count="50"/>
  </office:meta>
</office:document-meta>
</file>